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54.82mm" svg:height="68.26mm" svg:x="215.35mm" svg:y="55.26mm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4]+[.P25]" office:value-type="float" office:value="1545" calcext:value-type="float">
            <text:p>1545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5]+[.P26]" office:value-type="float" office:value="1552" calcext:value-type="float">
            <text:p>1552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B2:'2016-2017'.B41 '2016-2017'.Q1:'2016-2017'.Q1 '2016-2017'.Q2:'2016-2017'.Q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16]+[.P17]" office:value-type="float" office:value="1552" calcext:value-type="float">
            <text:p>1552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Q17]+[.P18]" office:value-type="float" office:value="1550" calcext:value-type="float">
            <text:p>155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2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8]+[.P19]" office:value-type="float" office:value="1548" calcext:value-type="float">
            <text:p>1548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2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19]+[.P20]" office:value-type="float" office:value="1543" calcext:value-type="float">
            <text:p>1543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20]+[.P21]" office:value-type="float" office:value="1541" calcext:value-type="float">
            <text:p>1541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2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1]+[.P22]" office:value-type="float" office:value="1534" calcext:value-type="float">
            <text:p>1534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2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[.Q22]+[.P23]" office:value-type="float" office:value="1547" calcext:value-type="float">
            <text:p>1547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23]+[.P24]" office:value-type="float" office:value="1559" calcext:value-type="float">
            <text:p>1559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2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6" calcext:value-type="float">
            <text:p>1566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2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[.Q26]+[.P27]" office:value-type="float" office:value="1567" calcext:value-type="float">
            <text:p>1567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7]+[.P28]" office:value-type="float" office:value="1574" calcext:value-type="float">
            <text:p>1574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2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[.Q28]+[.P29]" office:value-type="float" office:value="1588" calcext:value-type="float">
            <text:p>1588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[.Q29]+[.P30]" office:value-type="float" office:value="1593" calcext:value-type="float">
            <text:p>1593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30]+[.P31]" office:value-type="float" office:value="1594" calcext:value-type="float">
            <text:p>1594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[.Q31]+[.P32]" office:value-type="float" office:value="1600" calcext:value-type="float">
            <text:p>1600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32]+[.P33]" office:value-type="float" office:value="1597" calcext:value-type="float">
            <text:p>1597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33]+[.P34]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2" table:formula="of:=COUNTIF([.D35:.L35];IF([.N35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office:value-type="float" office:value="1587" calcext:value-type="float">
            <text:p>1587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2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Q34]+[.P36]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37:.L37];&quot;+&quot;)&gt;COUNTIF([.D37:.L37];&quot;-&quot;);&quot;+&quot;;&quot;-&quot;)" office:value-type="string" office:string-value="-" calcext:value-type="string">
            <text:p>-</text:p>
          </table:table-cell>
          <table:table-cell table:style-name="ce22" table:formula="of:=COUNTIF([.D37:.L37];IF([.N37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36]+[.P37]" office:value-type="float" office:value="1571" calcext:value-type="float">
            <text:p>157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2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[.Q37]+[.P38]" office:value-type="float" office:value="1577" calcext:value-type="float">
            <text:p>1577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2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38]+[.P39]" office:value-type="float" office:value="1584" calcext:value-type="float">
            <text:p>1584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2" table:formula="of:=COUNTIF([.D40:.L40];IF([.N40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[.Q39]+[.P40]" office:value-type="float" office:value="1590" calcext:value-type="float">
            <text:p>1590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2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40]+[.P41]" office:value-type="float" office:value="1594" calcext:value-type="float">
            <text:p>1594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0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2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41]+[.P42]" office:value-type="float" office:value="1597" calcext:value-type="float">
            <text:p>1597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 table:number-rows-repeated="104853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.00.0000</text:date>, <text:time style:data-style-name="N2" text:time-value="09:52:12.5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96</meta:editing-cycles>
    <meta:editing-duration>PT3H6M14S</meta:editing-duration>
    <dc:title>Saison Ekkart</dc:title>
    <dc:date>2017-03-17T09:55:48.224000000</dc:date>
    <meta:generator>LibreOffice/5.2.5.1$Windows_x86 LibreOffice_project/0312e1a284a7d50ca85a365c316c7abbf20a4d22</meta:generator>
    <dc:creator>Ekkart Kleinod</dc:creator>
    <meta:document-statistic meta:table-count="2" meta:cell-count="12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B2:'2016-2017'.B41 '2016-2017'.Q1:'2016-2017'.Q41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2016-2017'.B2:'2016-2017'.B41"/>
          </chart:axis>
          <chart:axis chart:dimension="y" chart:name="primary-y" chart:style-name="ch5"/>
          <chart:series chart:style-name="ch6" chart:values-cell-range-address="'2016-2017'.Q2:'2016-2017'.Q41" chart:label-cell-address="'2016-2017'.Q1:'2016-2017'.Q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41</svg:desc>
                </draw:g>
              </table:table-cell>
              <table:table-cell office:value-type="float" office:value="1523">
                <text:p>1523</text:p>
                <draw:g>
                  <svg:desc>'2016-2017'.Q2:'2016-2017'.Q41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4">
                <text:p>15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